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9-1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1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3288" calcext:value-type="float">
            <text:p>-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24" calcext:value-type="float">
            <text:p>-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9384" calcext:value-type="float">
            <text:p>-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1096" calcext:value-type="float">
            <text:p>-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5" calcext:value-type="float">
            <text:p>-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24" calcext:value-type="float">
            <text:p>-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7192" calcext:value-type="float">
            <text:p>-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4144" calcext:value-type="float">
            <text:p>-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24" calcext:value-type="float">
            <text:p>-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4872" calcext:value-type="float">
            <text:p>-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448" calcext:value-type="float">
            <text:p>-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0592" calcext:value-type="float">
            <text:p>-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496" calcext:value-type="float">
            <text:p>-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2408" calcext:value-type="float">
            <text:p>-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7648" calcext:value-type="float">
            <text:p>-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8336" calcext:value-type="float">
            <text:p>-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1864" calcext:value-type="float">
            <text:p>-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9672" calcext:value-type="float">
            <text:p>-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3576" calcext:value-type="float">
            <text:p>-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3576" calcext:value-type="float">
            <text:p>-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1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1384" calcext:value-type="float">
            <text:p>-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2616" calcext:value-type="float">
            <text:p>-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8232" calcext:value-type="float">
            <text:p>-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2992" calcext:value-type="float">
            <text:p>-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6144" calcext:value-type="float">
            <text:p>-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8336" calcext:value-type="float">
            <text:p>-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796" calcext:value-type="float">
            <text:p>-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2344" calcext:value-type="float">
            <text:p>-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416" calcext:value-type="float">
            <text:p>-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8544" calcext:value-type="float">
            <text:p>-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2928" calcext:value-type="float">
            <text:p>-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312" calcext:value-type="float">
            <text:p>-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9504" calcext:value-type="float">
            <text:p>-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7792" calcext:value-type="float">
            <text:p>-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132" calcext:value-type="float">
            <text:p>-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1152" calcext:value-type="float">
            <text:p>-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0776" calcext:value-type="float">
            <text:p>-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7832" calcext:value-type="float">
            <text:p>-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2696" calcext:value-type="float">
            <text:p>-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9856" calcext:value-type="float">
            <text:p>-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1776" calcext:value-type="float">
            <text:p>-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0544" calcext:value-type="float">
            <text:p>-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9312" calcext:value-type="float">
            <text:p>-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284" calcext:value-type="float">
            <text:p>-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2088" calcext:value-type="float">
            <text:p>-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1816" calcext:value-type="float">
            <text:p>-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2296" calcext:value-type="float">
            <text:p>-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4864" calcext:value-type="float">
            <text:p>-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9144" calcext:value-type="float">
            <text:p>-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5616" calcext:value-type="float">
            <text:p>-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952" calcext:value-type="float">
            <text:p>-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7328" calcext:value-type="float">
            <text:p>-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4072" calcext:value-type="float">
            <text:p>-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9312" calcext:value-type="float">
            <text:p>-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3112" calcext:value-type="float">
            <text:p>-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1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184" calcext:value-type="float">
            <text:p>-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276" calcext:value-type="float">
            <text:p>-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1528" calcext:value-type="float">
            <text:p>-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7248" calcext:value-type="float">
            <text:p>-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1632" calcext:value-type="float">
            <text:p>-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9816" calcext:value-type="float">
            <text:p>-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0776" calcext:value-type="float">
            <text:p>-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8208" calcext:value-type="float">
            <text:p>-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448" calcext:value-type="float">
            <text:p>-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4616" calcext:value-type="float">
            <text:p>-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3488" calcext:value-type="float">
            <text:p>-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208" calcext:value-type="float">
            <text:p>-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8352" calcext:value-type="float">
            <text:p>-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4552" calcext:value-type="float">
            <text:p>-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2464" calcext:value-type="float">
            <text:p>-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8288" calcext:value-type="float">
            <text:p>-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7432" calcext:value-type="float">
            <text:p>-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8288" calcext:value-type="float">
            <text:p>-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1608" calcext:value-type="float">
            <text:p>-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6368" calcext:value-type="float">
            <text:p>-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4072" calcext:value-type="float">
            <text:p>-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2256" calcext:value-type="float">
            <text:p>-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4344" calcext:value-type="float">
            <text:p>-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2488" calcext:value-type="float">
            <text:p>-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372" calcext:value-type="float">
            <text:p>-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2176" calcext:value-type="float">
            <text:p>-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3888" calcext:value-type="float">
            <text:p>-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3408" calcext:value-type="float">
            <text:p>-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1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3888" calcext:value-type="float">
            <text:p>-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3032" calcext:value-type="float">
            <text:p>-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608" calcext:value-type="float">
            <text:p>-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132" calcext:value-type="float">
            <text:p>-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084" calcext:value-type="float">
            <text:p>-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6936" calcext:value-type="float">
            <text:p>-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9984" calcext:value-type="float">
            <text:p>-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3032" calcext:value-type="float">
            <text:p>-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9504" calcext:value-type="float">
            <text:p>-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8648" calcext:value-type="float">
            <text:p>-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3888" calcext:value-type="float">
            <text:p>-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5704" calcext:value-type="float">
            <text:p>-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3512" calcext:value-type="float">
            <text:p>-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4368" calcext:value-type="float">
            <text:p>-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4744" calcext:value-type="float">
            <text:p>-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036" calcext:value-type="float">
            <text:p>-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9024" calcext:value-type="float">
            <text:p>-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3784" calcext:value-type="float">
            <text:p>-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2448" calcext:value-type="float">
            <text:p>-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304" calcext:value-type="float">
            <text:p>-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5496" calcext:value-type="float">
            <text:p>-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94" calcext:value-type="float">
            <text:p>-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1112" calcext:value-type="float">
            <text:p>-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1112" calcext:value-type="float">
            <text:p>-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8064" calcext:value-type="float">
            <text:p>-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4536" calcext:value-type="float">
            <text:p>-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0152" calcext:value-type="float">
            <text:p>-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5016" calcext:value-type="float">
            <text:p>-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272" calcext:value-type="float">
            <text:p>-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748" calcext:value-type="float">
            <text:p>-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796" calcext:value-type="float">
            <text:p>-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6624" calcext:value-type="float">
            <text:p>-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7856" calcext:value-type="float">
            <text:p>-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4808" calcext:value-type="float">
            <text:p>-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176" calcext:value-type="float">
            <text:p>-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652" calcext:value-type="float">
            <text:p>-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556" calcext:value-type="float">
            <text:p>-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3472" calcext:value-type="float">
            <text:p>-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4808" calcext:value-type="float">
            <text:p>-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3472" calcext:value-type="float">
            <text:p>-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3472" calcext:value-type="float">
            <text:p>-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6624" calcext:value-type="float">
            <text:p>-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176" calcext:value-type="float">
            <text:p>-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652" calcext:value-type="float">
            <text:p>-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184" calcext:value-type="float">
            <text:p>-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3848" calcext:value-type="float">
            <text:p>-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8232" calcext:value-type="float">
            <text:p>-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3848" calcext:value-type="float">
            <text:p>-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2616" calcext:value-type="float">
            <text:p>-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6144" calcext:value-type="float">
            <text:p>-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2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7688" calcext:value-type="float">
            <text:p>-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1384" calcext:value-type="float">
            <text:p>-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9568" calcext:value-type="float">
            <text:p>-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652" calcext:value-type="float">
            <text:p>-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184" calcext:value-type="float">
            <text:p>-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3472" calcext:value-type="float">
            <text:p>-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556" calcext:value-type="float">
            <text:p>-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1176" calcext:value-type="float">
            <text:p>-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6416" calcext:value-type="float">
            <text:p>-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2992" calcext:value-type="float">
            <text:p>-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2992" calcext:value-type="float">
            <text:p>-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9944" calcext:value-type="float">
            <text:p>-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3472" calcext:value-type="float">
            <text:p>-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2512" calcext:value-type="float">
            <text:p>-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1552" calcext:value-type="float">
            <text:p>-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496" calcext:value-type="float">
            <text:p>-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3768" calcext:value-type="float">
            <text:p>-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9384" calcext:value-type="float">
            <text:p>-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3288" calcext:value-type="float">
            <text:p>-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5" calcext:value-type="float">
            <text:p>-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2328" calcext:value-type="float">
            <text:p>-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1472" calcext:value-type="float">
            <text:p>-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9656" calcext:value-type="float">
            <text:p>-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6608" calcext:value-type="float">
            <text:p>-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308" calcext:value-type="float">
            <text:p>-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4792" calcext:value-type="float">
            <text:p>-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356" calcext:value-type="float">
            <text:p>-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0888" calcext:value-type="float">
            <text:p>-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736" calcext:value-type="float">
            <text:p>-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5168" calcext:value-type="float">
            <text:p>-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9072" calcext:value-type="float">
            <text:p>-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2976" calcext:value-type="float">
            <text:p>-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0888" calcext:value-type="float">
            <text:p>-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0032" calcext:value-type="float">
            <text:p>-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1744" calcext:value-type="float">
            <text:p>-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5648" calcext:value-type="float">
            <text:p>-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2224" calcext:value-type="float">
            <text:p>-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0512" calcext:value-type="float">
            <text:p>-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5376" calcext:value-type="float">
            <text:p>-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0616" calcext:value-type="float">
            <text:p>-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6232" calcext:value-type="float">
            <text:p>-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7944" calcext:value-type="float">
            <text:p>-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0992" calcext:value-type="float">
            <text:p>-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6712" calcext:value-type="float">
            <text:p>-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072" calcext:value-type="float">
            <text:p>-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5104" calcext:value-type="float">
            <text:p>-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2056" calcext:value-type="float">
            <text:p>-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3392" calcext:value-type="float">
            <text:p>-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9488" calcext:value-type="float">
            <text:p>-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3392" calcext:value-type="float">
            <text:p>-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5584" calcext:value-type="float">
            <text:p>-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1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6312" calcext:value-type="float">
            <text:p>-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8984" calcext:value-type="float">
            <text:p>-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7272" calcext:value-type="float">
            <text:p>-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032" calcext:value-type="float">
            <text:p>-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556" calcext:value-type="float">
            <text:p>-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5976" calcext:value-type="float">
            <text:p>-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7688" calcext:value-type="float">
            <text:p>-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2448" calcext:value-type="float">
            <text:p>-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0256" calcext:value-type="float">
            <text:p>-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7208" calcext:value-type="float">
            <text:p>-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3888" calcext:value-type="float">
            <text:p>-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7792" calcext:value-type="float">
            <text:p>-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3888" calcext:value-type="float">
            <text:p>-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084" calcext:value-type="float">
            <text:p>-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0088" calcext:value-type="float">
            <text:p>-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228" calcext:value-type="float">
            <text:p>-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1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996" calcext:value-type="float">
            <text:p>-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9" calcext:value-type="float">
            <text:p>-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5096" calcext:value-type="float">
            <text:p>-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6432" calcext:value-type="float">
            <text:p>-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0816" calcext:value-type="float">
            <text:p>-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7664" calcext:value-type="float">
            <text:p>-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7664" calcext:value-type="float">
            <text:p>-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184" calcext:value-type="float">
            <text:p>-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0712" calcext:value-type="float">
            <text:p>-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9376" calcext:value-type="float">
            <text:p>-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6328" calcext:value-type="float">
            <text:p>-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8896" calcext:value-type="float">
            <text:p>-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7664" calcext:value-type="float">
            <text:p>-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1088" calcext:value-type="float">
            <text:p>-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1088" calcext:value-type="float">
            <text:p>-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9376" calcext:value-type="float">
            <text:p>-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328" calcext:value-type="float">
            <text:p>-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184" calcext:value-type="float">
            <text:p>-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1192" calcext:value-type="float">
            <text:p>-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948" calcext:value-type="float">
            <text:p>-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5576" calcext:value-type="float">
            <text:p>-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3488" calcext:value-type="float">
            <text:p>-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3968" calcext:value-type="float">
            <text:p>-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208" calcext:value-type="float">
            <text:p>-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188" calcext:value-type="float">
            <text:p>-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5032" calcext:value-type="float">
            <text:p>-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5136" calcext:value-type="float">
            <text:p>-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3424" calcext:value-type="float">
            <text:p>-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524" calcext:value-type="float">
            <text:p>-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0104" calcext:value-type="float">
            <text:p>-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9728" calcext:value-type="float">
            <text:p>-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62" calcext:value-type="float">
            <text:p>-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572" calcext:value-type="float">
            <text:p>-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428" calcext:value-type="float">
            <text:p>-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2944" calcext:value-type="float">
            <text:p>-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2944" calcext:value-type="float">
            <text:p>-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4072" calcext:value-type="float">
            <text:p>-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5264" calcext:value-type="float">
            <text:p>-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8792" calcext:value-type="float">
            <text:p>-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9168" calcext:value-type="float">
            <text:p>-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7992" calcext:value-type="float">
            <text:p>-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276" calcext:value-type="float">
            <text:p>-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228" calcext:value-type="float">
            <text:p>-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896" calcext:value-type="float">
            <text:p>-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2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4264" calcext:value-type="float">
            <text:p>-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4368" calcext:value-type="float">
            <text:p>-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1424" calcext:value-type="float">
            <text:p>-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3992" calcext:value-type="float">
            <text:p>-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6288" calcext:value-type="float">
            <text:p>-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896" calcext:value-type="float">
            <text:p>-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7416" calcext:value-type="float">
            <text:p>-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6936" calcext:value-type="float">
            <text:p>-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3136" calcext:value-type="float">
            <text:p>-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312" calcext:value-type="float">
            <text:p>-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3032" calcext:value-type="float">
            <text:p>-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312" calcext:value-type="float">
            <text:p>-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2072" calcext:value-type="float">
            <text:p>-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7688" calcext:value-type="float">
            <text:p>-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8064" calcext:value-type="float">
            <text:p>-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68" calcext:value-type="float">
            <text:p>-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6248" calcext:value-type="float">
            <text:p>-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4056" calcext:value-type="float">
            <text:p>-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796" calcext:value-type="float">
            <text:p>-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6248" calcext:value-type="float">
            <text:p>-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4912" calcext:value-type="float">
            <text:p>-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8816" calcext:value-type="float">
            <text:p>-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7" calcext:value-type="float">
            <text:p>-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508" calcext:value-type="float">
            <text:p>-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2888" calcext:value-type="float">
            <text:p>-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2032" calcext:value-type="float">
            <text:p>-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9944" calcext:value-type="float">
            <text:p>-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4056" calcext:value-type="float">
            <text:p>-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4224" calcext:value-type="float">
            <text:p>-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2888" calcext:value-type="float">
            <text:p>-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4224" calcext:value-type="float">
            <text:p>-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7272" calcext:value-type="float">
            <text:p>-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936" calcext:value-type="float">
            <text:p>-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412" calcext:value-type="float">
            <text:p>-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0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508" calcext:value-type="float">
            <text:p>-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8024" calcext:value-type="float">
            <text:p>-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0488" calcext:value-type="float">
            <text:p>-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4016" calcext:value-type="float">
            <text:p>-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412" calcext:value-type="float">
            <text:p>-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6584" calcext:value-type="float">
            <text:p>-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6584" calcext:value-type="float">
            <text:p>-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6584" calcext:value-type="float">
            <text:p>-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0488" calcext:value-type="float">
            <text:p>-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496" calcext:value-type="float">
            <text:p>-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936" calcext:value-type="float">
            <text:p>-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652" calcext:value-type="float">
            <text:p>-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652" calcext:value-type="float">
            <text:p>-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9944" calcext:value-type="float">
            <text:p>-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224" calcext:value-type="float">
            <text:p>-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9776" calcext:value-type="float">
            <text:p>-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0256" calcext:value-type="float">
            <text:p>-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2928" calcext:value-type="float">
            <text:p>-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7792" calcext:value-type="float">
            <text:p>-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3512" calcext:value-type="float">
            <text:p>-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468" calcext:value-type="float">
            <text:p>-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5224" calcext:value-type="float">
            <text:p>-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8648" calcext:value-type="float">
            <text:p>-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7688" calcext:value-type="float">
            <text:p>-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7" calcext:value-type="float">
            <text:p>-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0216" calcext:value-type="float">
            <text:p>-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448" calcext:value-type="float">
            <text:p>-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4184" calcext:value-type="float">
            <text:p>-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6104" calcext:value-type="float">
            <text:p>-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9632" calcext:value-type="float">
            <text:p>-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3912" calcext:value-type="float">
            <text:p>-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3912" calcext:value-type="float">
            <text:p>-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0488" calcext:value-type="float">
            <text:p>-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4872" calcext:value-type="float">
            <text:p>-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6168" calcext:value-type="float">
            <text:p>-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6104" calcext:value-type="float">
            <text:p>-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4016" calcext:value-type="float">
            <text:p>-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2304" calcext:value-type="float">
            <text:p>-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496" calcext:value-type="float">
            <text:p>-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4016" calcext:value-type="float">
            <text:p>-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3264" calcext:value-type="float">
            <text:p>-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0216" calcext:value-type="float">
            <text:p>-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6144" calcext:value-type="float">
            <text:p>-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8712" calcext:value-type="float">
            <text:p>-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556" calcext:value-type="float">
            <text:p>-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3368" calcext:value-type="float">
            <text:p>-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2032" calcext:value-type="float">
            <text:p>-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4224" calcext:value-type="float">
            <text:p>-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556" calcext:value-type="float">
            <text:p>-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508" calcext:value-type="float">
            <text:p>-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5456" calcext:value-type="float">
            <text:p>-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5456" calcext:value-type="float">
            <text:p>-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1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1928" calcext:value-type="float">
            <text:p>-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5456" calcext:value-type="float">
            <text:p>-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032" calcext:value-type="float">
            <text:p>-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6416" calcext:value-type="float">
            <text:p>-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7272" calcext:value-type="float">
            <text:p>-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0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9568" calcext:value-type="float">
            <text:p>-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224" calcext:value-type="float">
            <text:p>-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3952" calcext:value-type="float">
            <text:p>-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8336" calcext:value-type="float">
            <text:p>-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68" calcext:value-type="float">
            <text:p>-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0632" calcext:value-type="float">
            <text:p>-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5872" calcext:value-type="float">
            <text:p>-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2448" calcext:value-type="float">
            <text:p>-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0736" calcext:value-type="float">
            <text:p>-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3784" calcext:value-type="float">
            <text:p>-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1592" calcext:value-type="float">
            <text:p>-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2928" calcext:value-type="float">
            <text:p>-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2928" calcext:value-type="float">
            <text:p>-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304" calcext:value-type="float">
            <text:p>-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7208" calcext:value-type="float">
            <text:p>-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0736" calcext:value-type="float">
            <text:p>-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512" calcext:value-type="float">
            <text:p>-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2928" calcext:value-type="float">
            <text:p>-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0256" calcext:value-type="float">
            <text:p>-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0256" calcext:value-type="float">
            <text:p>-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5496" calcext:value-type="float">
            <text:p>-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512" calcext:value-type="float">
            <text:p>-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8648" calcext:value-type="float">
            <text:p>-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084" calcext:value-type="float">
            <text:p>-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084" calcext:value-type="float">
            <text:p>-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7792" calcext:value-type="float">
            <text:p>-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3032" calcext:value-type="float">
            <text:p>-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896" calcext:value-type="float">
            <text:p>-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228" calcext:value-type="float">
            <text:p>-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9712" calcext:value-type="float">
            <text:p>-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6872" calcext:value-type="float">
            <text:p>-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6016" calcext:value-type="float">
            <text:p>-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468" calcext:value-type="float">
            <text:p>-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5536" calcext:value-type="float">
            <text:p>-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9064" calcext:value-type="float">
            <text:p>-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0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6016" calcext:value-type="float">
            <text:p>-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992" calcext:value-type="float">
            <text:p>-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8312" calcext:value-type="float">
            <text:p>-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1464" calcext:value-type="float">
            <text:p>-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4136" calcext:value-type="float">
            <text:p>-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4824" calcext:value-type="float">
            <text:p>-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9688" calcext:value-type="float">
            <text:p>-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1984" calcext:value-type="float">
            <text:p>-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6472" calcext:value-type="float">
            <text:p>-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1816" calcext:value-type="float">
            <text:p>-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192" calcext:value-type="float">
            <text:p>-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86" calcext:value-type="float">
            <text:p>-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86" calcext:value-type="float">
            <text:p>-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0312" calcext:value-type="float">
            <text:p>-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812" calcext:value-type="float">
            <text:p>-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4216" calcext:value-type="float">
            <text:p>-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7744" calcext:value-type="float">
            <text:p>-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336" calcext:value-type="float">
            <text:p>-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968" calcext:value-type="float">
            <text:p>-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62" calcext:value-type="float">
            <text:p>-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524" calcext:value-type="float">
            <text:p>-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5616" calcext:value-type="float">
            <text:p>-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8936" calcext:value-type="float">
            <text:p>-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4176" calcext:value-type="float">
            <text:p>-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0168" calcext:value-type="float">
            <text:p>-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2-0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9104" calcext:value-type="float">
            <text:p>-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996" calcext:value-type="float">
            <text:p>-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5096" calcext:value-type="float">
            <text:p>-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612" calcext:value-type="float">
            <text:p>-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9064" calcext:value-type="float">
            <text:p>-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1632" calcext:value-type="float">
            <text:p>-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276" calcext:value-type="float">
            <text:p>-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5328" calcext:value-type="float">
            <text:p>-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6184" calcext:value-type="float">
            <text:p>-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5808" calcext:value-type="float">
            <text:p>-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9712" calcext:value-type="float">
            <text:p>-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228" calcext:value-type="float">
            <text:p>-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0088" calcext:value-type="float">
            <text:p>-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0568" calcext:value-type="float">
            <text:p>-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9712" calcext:value-type="float">
            <text:p>-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9712" calcext:value-type="float">
            <text:p>-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3992" calcext:value-type="float">
            <text:p>-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0568" calcext:value-type="float">
            <text:p>-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276" calcext:value-type="float">
            <text:p>-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4848" calcext:value-type="float">
            <text:p>-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3992" calcext:value-type="float">
            <text:p>-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228" calcext:value-type="float">
            <text:p>-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8272" calcext:value-type="float">
            <text:p>-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2176" calcext:value-type="float">
            <text:p>-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0088" calcext:value-type="float">
            <text:p>-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3616" calcext:value-type="float">
            <text:p>-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9816" calcext:value-type="float">
            <text:p>-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6872" calcext:value-type="float">
            <text:p>-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2968" calcext:value-type="float">
            <text:p>-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1152" calcext:value-type="float">
            <text:p>-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0672" calcext:value-type="float">
            <text:p>-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6184" calcext:value-type="float">
            <text:p>-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2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3784" calcext:value-type="float">
            <text:p>-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7104" calcext:value-type="float">
            <text:p>-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2824" calcext:value-type="float">
            <text:p>-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608" calcext:value-type="float">
            <text:p>-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5016" calcext:value-type="float">
            <text:p>-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4056" calcext:value-type="float">
            <text:p>-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224" calcext:value-type="float">
            <text:p>-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748" calcext:value-type="float">
            <text:p>-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796" calcext:value-type="float">
            <text:p>-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4912" calcext:value-type="float">
            <text:p>-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272" calcext:value-type="float">
            <text:p>-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6248" calcext:value-type="float">
            <text:p>-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0152" calcext:value-type="float">
            <text:p>-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6624" calcext:value-type="float">
            <text:p>-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432" calcext:value-type="float">
            <text:p>-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796" calcext:value-type="float">
            <text:p>-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1864" calcext:value-type="float">
            <text:p>-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4912" calcext:value-type="float">
            <text:p>-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2344" calcext:value-type="float">
            <text:p>-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9296" calcext:value-type="float">
            <text:p>-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4536" calcext:value-type="float">
            <text:p>-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9776" calcext:value-type="float">
            <text:p>-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0736" calcext:value-type="float">
            <text:p>-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2072" calcext:value-type="float">
            <text:p>-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988" calcext:value-type="float">
            <text:p>-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6832" calcext:value-type="float">
            <text:p>-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036" calcext:value-type="float">
            <text:p>-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3032" calcext:value-type="float">
            <text:p>-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8648" calcext:value-type="float">
            <text:p>-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5224" calcext:value-type="float">
            <text:p>-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0088" calcext:value-type="float">
            <text:p>-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5328" calcext:value-type="float">
            <text:p>-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3992" calcext:value-type="float">
            <text:p>-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896" calcext:value-type="float">
            <text:p>-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5808" calcext:value-type="float">
            <text:p>-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7792" calcext:value-type="float">
            <text:p>-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7688" calcext:value-type="float">
            <text:p>-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9024" calcext:value-type="float">
            <text:p>-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7688" calcext:value-type="float">
            <text:p>-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2824" calcext:value-type="float">
            <text:p>-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892" calcext:value-type="float">
            <text:p>-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9776" calcext:value-type="float">
            <text:p>-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796" calcext:value-type="float">
            <text:p>-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432" calcext:value-type="float">
            <text:p>-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9568" calcext:value-type="float">
            <text:p>-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5456" calcext:value-type="float">
            <text:p>-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936" calcext:value-type="float">
            <text:p>-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0216" calcext:value-type="float">
            <text:p>-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2408" calcext:value-type="float">
            <text:p>-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1928" calcext:value-type="float">
            <text:p>-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448" calcext:value-type="float">
            <text:p>-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0216" calcext:value-type="float">
            <text:p>-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704" calcext:value-type="float">
            <text:p>-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5792" calcext:value-type="float">
            <text:p>-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2744" calcext:value-type="float">
            <text:p>-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6168" calcext:value-type="float">
            <text:p>-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7296" calcext:value-type="float">
            <text:p>-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6336" calcext:value-type="float">
            <text:p>-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1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4792" calcext:value-type="float">
            <text:p>-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3768" calcext:value-type="float">
            <text:p>-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7776" calcext:value-type="float">
            <text:p>-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448" calcext:value-type="float">
            <text:p>-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8736" calcext:value-type="float">
            <text:p>-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1408" calcext:value-type="float">
            <text:p>-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888" calcext:value-type="float">
            <text:p>-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3328" calcext:value-type="float">
            <text:p>-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3224" calcext:value-type="float">
            <text:p>-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936" calcext:value-type="float">
            <text:p>-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608" calcext:value-type="float">
            <text:p>-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496" calcext:value-type="float">
            <text:p>-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2784" calcext:value-type="float">
            <text:p>-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2888" calcext:value-type="float">
            <text:p>-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8984" calcext:value-type="float">
            <text:p>-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2512" calcext:value-type="float">
            <text:p>-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3848" calcext:value-type="float">
            <text:p>-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9568" calcext:value-type="float">
            <text:p>-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224" calcext:value-type="float">
            <text:p>-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6144" calcext:value-type="float">
            <text:p>-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6624" calcext:value-type="float">
            <text:p>-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7688" calcext:value-type="float">
            <text:p>-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94" calcext:value-type="float">
            <text:p>-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304" calcext:value-type="float">
            <text:p>-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3784" calcext:value-type="float">
            <text:p>-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5976" calcext:value-type="float">
            <text:p>-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988" calcext:value-type="float">
            <text:p>-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5976" calcext:value-type="float">
            <text:p>-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3408" calcext:value-type="float">
            <text:p>-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036" calcext:value-type="float">
            <text:p>-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9504" calcext:value-type="float">
            <text:p>-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8648" calcext:value-type="float">
            <text:p>-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608" calcext:value-type="float">
            <text:p>-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7792" calcext:value-type="float">
            <text:p>-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8648" calcext:value-type="float">
            <text:p>-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2552" calcext:value-type="float">
            <text:p>-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3616" calcext:value-type="float">
            <text:p>-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5912" calcext:value-type="float">
            <text:p>-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5536" calcext:value-type="float">
            <text:p>-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1632" calcext:value-type="float">
            <text:p>-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372" calcext:value-type="float">
            <text:p>-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468" calcext:value-type="float">
            <text:p>-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6016" calcext:value-type="float">
            <text:p>-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8688" calcext:value-type="float">
            <text:p>-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4408" calcext:value-type="float">
            <text:p>-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2152" calcext:value-type="float">
            <text:p>-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8248" calcext:value-type="float">
            <text:p>-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8728" calcext:value-type="float">
            <text:p>-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14" calcext:value-type="float">
            <text:p>-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7496" calcext:value-type="float">
            <text:p>-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3216" calcext:value-type="float">
            <text:p>-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4176" calcext:value-type="float">
            <text:p>-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904" calcext:value-type="float">
            <text:p>-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8288" calcext:value-type="float">
            <text:p>-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1816" calcext:value-type="float">
            <text:p>-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3632" calcext:value-type="float">
            <text:p>-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8016" calcext:value-type="float">
            <text:p>-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0792" calcext:value-type="float">
            <text:p>-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7368" calcext:value-type="float">
            <text:p>-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6136" calcext:value-type="float">
            <text:p>-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8808" calcext:value-type="float">
            <text:p>-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3192" calcext:value-type="float">
            <text:p>-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8056" calcext:value-type="float">
            <text:p>-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1584" calcext:value-type="float">
            <text:p>-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6824" calcext:value-type="float">
            <text:p>-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5488" calcext:value-type="float">
            <text:p>-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1" calcext:value-type="float">
            <text:p>-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9664" calcext:value-type="float">
            <text:p>-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7744" calcext:value-type="float">
            <text:p>-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5072" calcext:value-type="float">
            <text:p>-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8872" calcext:value-type="float">
            <text:p>-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096" calcext:value-type="float">
            <text:p>-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524" calcext:value-type="float">
            <text:p>-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2568" calcext:value-type="float">
            <text:p>-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1232" calcext:value-type="float">
            <text:p>-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9896" calcext:value-type="float">
            <text:p>-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1712" calcext:value-type="float">
            <text:p>-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952" calcext:value-type="float">
            <text:p>-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8664" calcext:value-type="float">
            <text:p>-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0376" calcext:value-type="float">
            <text:p>-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9792" calcext:value-type="float">
            <text:p>-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7976" calcext:value-type="float">
            <text:p>-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6368" calcext:value-type="float">
            <text:p>-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7224" calcext:value-type="float">
            <text:p>-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2464" calcext:value-type="float">
            <text:p>-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4656" calcext:value-type="float">
            <text:p>-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2464" calcext:value-type="float">
            <text:p>-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6848" calcext:value-type="float">
            <text:p>-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2944" calcext:value-type="float">
            <text:p>-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5616" calcext:value-type="float">
            <text:p>-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3048" calcext:value-type="float">
            <text:p>-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4008" calcext:value-type="float">
            <text:p>-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3152" calcext:value-type="float">
            <text:p>-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0584" calcext:value-type="float">
            <text:p>-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096" calcext:value-type="float">
            <text:p>-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2296" calcext:value-type="float">
            <text:p>-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8872" calcext:value-type="float">
            <text:p>-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9832" calcext:value-type="float">
            <text:p>-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9832" calcext:value-type="float">
            <text:p>-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4216" calcext:value-type="float">
            <text:p>-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908" calcext:value-type="float">
            <text:p>-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7368" calcext:value-type="float">
            <text:p>-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1272" calcext:value-type="float">
            <text:p>-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0416" calcext:value-type="float">
            <text:p>-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2232" calcext:value-type="float">
            <text:p>-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196" calcext:value-type="float">
            <text:p>-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0248" calcext:value-type="float">
            <text:p>-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6344" calcext:value-type="float">
            <text:p>-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2816" calcext:value-type="float">
            <text:p>-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5864" calcext:value-type="float">
            <text:p>-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5864" calcext:value-type="float">
            <text:p>-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6616" calcext:value-type="float">
            <text:p>-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2712" calcext:value-type="float">
            <text:p>-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9184" calcext:value-type="float">
            <text:p>-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02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86" calcext:value-type="float">
            <text:p>-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4488" calcext:value-type="float">
            <text:p>-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8768" calcext:value-type="float">
            <text:p>-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1816" calcext:value-type="float">
            <text:p>-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5616" calcext:value-type="float">
            <text:p>-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0752" calcext:value-type="float">
            <text:p>-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3696" calcext:value-type="float">
            <text:p>-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236" calcext:value-type="float">
            <text:p>-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76" calcext:value-type="float">
            <text:p>-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3216" calcext:value-type="float">
            <text:p>-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188" calcext:value-type="float">
            <text:p>-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7976" calcext:value-type="float">
            <text:p>-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332" calcext:value-type="float">
            <text:p>-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8456" calcext:value-type="float">
            <text:p>-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3696" calcext:value-type="float">
            <text:p>-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1024" calcext:value-type="float">
            <text:p>-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2736" calcext:value-type="float">
            <text:p>-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4928" calcext:value-type="float">
            <text:p>-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0168" calcext:value-type="float">
            <text:p>-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1024" calcext:value-type="float">
            <text:p>-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8456" calcext:value-type="float">
            <text:p>-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5512" calcext:value-type="float">
            <text:p>-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332" calcext:value-type="float">
            <text:p>-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332" calcext:value-type="float">
            <text:p>-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5032" calcext:value-type="float">
            <text:p>-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9792" calcext:value-type="float">
            <text:p>-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284" calcext:value-type="float">
            <text:p>-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9792" calcext:value-type="float">
            <text:p>-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3696" calcext:value-type="float">
            <text:p>-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3216" calcext:value-type="float">
            <text:p>-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0168" calcext:value-type="float">
            <text:p>-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4072" calcext:value-type="float">
            <text:p>-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7976" calcext:value-type="float">
            <text:p>-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4552" calcext:value-type="float">
            <text:p>-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6368" calcext:value-type="float">
            <text:p>-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4928" calcext:value-type="float">
            <text:p>-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8728" calcext:value-type="float">
            <text:p>-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3008" calcext:value-type="float">
            <text:p>-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6056" calcext:value-type="float">
            <text:p>-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3008" calcext:value-type="float">
            <text:p>-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7392" calcext:value-type="float">
            <text:p>-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6056" calcext:value-type="float">
            <text:p>-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3008" calcext:value-type="float">
            <text:p>-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7768" calcext:value-type="float">
            <text:p>-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0816" calcext:value-type="float">
            <text:p>-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0336" calcext:value-type="float">
            <text:p>-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7288" calcext:value-type="float">
            <text:p>-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2528" calcext:value-type="float">
            <text:p>-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9856" calcext:value-type="float">
            <text:p>-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1192" calcext:value-type="float">
            <text:p>-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3488" calcext:value-type="float">
            <text:p>-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7768" calcext:value-type="float">
            <text:p>-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8624" calcext:value-type="float">
            <text:p>-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5576" calcext:value-type="float">
            <text:p>-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6432" calcext:value-type="float">
            <text:p>-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5096" calcext:value-type="float">
            <text:p>-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2528" calcext:value-type="float">
            <text:p>-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3864" calcext:value-type="float">
            <text:p>-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7288" calcext:value-type="float">
            <text:p>-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7664" calcext:value-type="float">
            <text:p>-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804" calcext:value-type="float">
            <text:p>-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4136" calcext:value-type="float">
            <text:p>-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8896" calcext:value-type="float">
            <text:p>-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804" calcext:value-type="float">
            <text:p>-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5848" calcext:value-type="float">
            <text:p>-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9376" calcext:value-type="float">
            <text:p>-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328" calcext:value-type="float">
            <text:p>-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9376" calcext:value-type="float">
            <text:p>-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232" calcext:value-type="float">
            <text:p>-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4616" calcext:value-type="float">
            <text:p>-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232" calcext:value-type="float">
            <text:p>-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0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2696" calcext:value-type="float">
            <text:p>-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7936" calcext:value-type="float">
            <text:p>-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5744" calcext:value-type="float">
            <text:p>-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0504" calcext:value-type="float">
            <text:p>-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2216" calcext:value-type="float">
            <text:p>-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3552" calcext:value-type="float">
            <text:p>-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2696" calcext:value-type="float">
            <text:p>-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4408" calcext:value-type="float">
            <text:p>-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66" calcext:value-type="float">
            <text:p>-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496" calcext:value-type="float">
            <text:p>-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992" calcext:value-type="float">
            <text:p>-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8584" calcext:value-type="float">
            <text:p>-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8584" calcext:value-type="float">
            <text:p>-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9816" calcext:value-type="float">
            <text:p>-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8104" calcext:value-type="float">
            <text:p>-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1152" calcext:value-type="float">
            <text:p>-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2008" calcext:value-type="float">
            <text:p>-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372" calcext:value-type="float">
            <text:p>-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372" calcext:value-type="float">
            <text:p>-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324" calcext:value-type="float">
            <text:p>-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9712" calcext:value-type="float">
            <text:p>-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0088" calcext:value-type="float">
            <text:p>-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9128" calcext:value-type="float">
            <text:p>-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5224" calcext:value-type="float">
            <text:p>-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7792" calcext:value-type="float">
            <text:p>-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036" calcext:value-type="float">
            <text:p>-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4264" calcext:value-type="float">
            <text:p>-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2072" calcext:value-type="float">
            <text:p>-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9024" calcext:value-type="float">
            <text:p>-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988" calcext:value-type="float">
            <text:p>-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7688" calcext:value-type="float">
            <text:p>-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5976" calcext:value-type="float">
            <text:p>-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6456" calcext:value-type="float">
            <text:p>-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8648" calcext:value-type="float">
            <text:p>-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4264" calcext:value-type="float">
            <text:p>-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0736" calcext:value-type="float">
            <text:p>-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464" calcext:value-type="float">
            <text:p>-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2448" calcext:value-type="float">
            <text:p>-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9296" calcext:value-type="float">
            <text:p>-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8816" calcext:value-type="float">
            <text:p>-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6624" calcext:value-type="float">
            <text:p>-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796" calcext:value-type="float">
            <text:p>-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9672" calcext:value-type="float">
            <text:p>-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184" calcext:value-type="float">
            <text:p>-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2992" calcext:value-type="float">
            <text:p>-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2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4872" calcext:value-type="float">
            <text:p>-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508" calcext:value-type="float">
            <text:p>-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2512" calcext:value-type="float">
            <text:p>-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4224" calcext:value-type="float">
            <text:p>-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556" calcext:value-type="float">
            <text:p>-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1552" calcext:value-type="float">
            <text:p>-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6" calcext:value-type="float">
            <text:p>-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8504" calcext:value-type="float">
            <text:p>-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2784" calcext:value-type="float">
            <text:p>-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496" calcext:value-type="float">
            <text:p>-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448" calcext:value-type="float">
            <text:p>-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448" calcext:value-type="float">
            <text:p>-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7064" calcext:value-type="float">
            <text:p>-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936" calcext:value-type="float">
            <text:p>-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2888" calcext:value-type="float">
            <text:p>-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6416" calcext:value-type="float">
            <text:p>-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2992" calcext:value-type="float">
            <text:p>-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604" calcext:value-type="float">
            <text:p>-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6144" calcext:value-type="float">
            <text:p>-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4912" calcext:value-type="float">
            <text:p>-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4056" calcext:value-type="float">
            <text:p>-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1112" calcext:value-type="float">
            <text:p>-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9024" calcext:value-type="float">
            <text:p>-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8168" calcext:value-type="float">
            <text:p>-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312" calcext:value-type="float">
            <text:p>-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084" calcext:value-type="float">
            <text:p>-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6936" calcext:value-type="float">
            <text:p>-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8272" calcext:value-type="float">
            <text:p>-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5704" calcext:value-type="float">
            <text:p>-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132" calcext:value-type="float">
            <text:p>-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7416" calcext:value-type="float">
            <text:p>-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0088" calcext:value-type="float">
            <text:p>-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4848" calcext:value-type="float">
            <text:p>-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3616" calcext:value-type="float">
            <text:p>-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1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228" calcext:value-type="float">
            <text:p>-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0568" calcext:value-type="float">
            <text:p>-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324" calcext:value-type="float">
            <text:p>-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9064" calcext:value-type="float">
            <text:p>-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352" calcext:value-type="float">
            <text:p>-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4304" calcext:value-type="float">
            <text:p>-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9064" calcext:value-type="float">
            <text:p>-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7832" calcext:value-type="float">
            <text:p>-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1736" calcext:value-type="float">
            <text:p>-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9648" calcext:value-type="float">
            <text:p>-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328" calcext:value-type="float">
            <text:p>-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2424" calcext:value-type="float">
            <text:p>-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5096" calcext:value-type="float">
            <text:p>-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2528" calcext:value-type="float">
            <text:p>-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8248" calcext:value-type="float">
            <text:p>-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8144" calcext:value-type="float">
            <text:p>-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8624" calcext:value-type="float">
            <text:p>-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9104" calcext:value-type="float">
            <text:p>-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092" calcext:value-type="float">
            <text:p>-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3968" calcext:value-type="float">
            <text:p>-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5784" calcext:value-type="float">
            <text:p>-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9312" calcext:value-type="float">
            <text:p>-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1024" calcext:value-type="float">
            <text:p>-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1024" calcext:value-type="float">
            <text:p>-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0168" calcext:value-type="float">
            <text:p>-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2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5888" calcext:value-type="float">
            <text:p>-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1128" calcext:value-type="float">
            <text:p>-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4176" calcext:value-type="float">
            <text:p>-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1504" calcext:value-type="float">
            <text:p>-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4928" calcext:value-type="float">
            <text:p>-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5032" calcext:value-type="float">
            <text:p>-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1984" calcext:value-type="float">
            <text:p>-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284" calcext:value-type="float">
            <text:p>-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1984" calcext:value-type="float">
            <text:p>-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1504" calcext:value-type="float">
            <text:p>-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236" calcext:value-type="float">
            <text:p>-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5408" calcext:value-type="float">
            <text:p>-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0168" calcext:value-type="float">
            <text:p>-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188" calcext:value-type="float">
            <text:p>-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712" calcext:value-type="float">
            <text:p>-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5888" calcext:value-type="float">
            <text:p>-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2464" calcext:value-type="float">
            <text:p>-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55992" calcext:value-type="float">
            <text:p>-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6368" calcext:value-type="float">
            <text:p>-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7224" calcext:value-type="float">
            <text:p>-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4176" calcext:value-type="float">
            <text:p>-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7224" calcext:value-type="float">
            <text:p>-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808" calcext:value-type="float">
            <text:p>-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7224" calcext:value-type="float">
            <text:p>-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07224" calcext:value-type="float">
            <text:p>-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236" calcext:value-type="float">
            <text:p>-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0168" calcext:value-type="float">
            <text:p>-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5888" calcext:value-type="float">
            <text:p>-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8936" calcext:value-type="float">
            <text:p>-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9416" calcext:value-type="float">
            <text:p>-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428" calcext:value-type="float">
            <text:p>-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3424" calcext:value-type="float">
            <text:p>-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3048" calcext:value-type="float">
            <text:p>-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16952" calcext:value-type="float">
            <text:p>-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9144" calcext:value-type="float">
            <text:p>-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8288" calcext:value-type="float">
            <text:p>-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144" calcext:value-type="float">
            <text:p>-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4488" calcext:value-type="float">
            <text:p>-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968" calcext:value-type="float">
            <text:p>-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0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2128" calcext:value-type="float">
            <text:p>-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0312" calcext:value-type="float">
            <text:p>-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4696" calcext:value-type="float">
            <text:p>-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4696" calcext:value-type="float">
            <text:p>-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2776" calcext:value-type="float">
            <text:p>-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192" calcext:value-type="float">
            <text:p>-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5344" calcext:value-type="float">
            <text:p>-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6096" calcext:value-type="float">
            <text:p>-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0272" calcext:value-type="float">
            <text:p>-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7976" calcext:value-type="float">
            <text:p>-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9" calcext:value-type="float">
            <text:p>-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328" calcext:value-type="float">
            <text:p>-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9376" calcext:value-type="float">
            <text:p>-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1464" calcext:value-type="float">
            <text:p>-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6704" calcext:value-type="float">
            <text:p>-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232" calcext:value-type="float">
            <text:p>-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184" calcext:value-type="float">
            <text:p>-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1464" calcext:value-type="float">
            <text:p>-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6224" calcext:value-type="float">
            <text:p>-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7936" calcext:value-type="float">
            <text:p>-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3552" calcext:value-type="float">
            <text:p>-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33866666667" calcext:value-type="float">
            <text:p>-6.85833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59832" calcext:value-type="float">
            <text:p>-6.8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59775" calcext:value-type="float">
            <text:p>-6.6875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816258064516" calcext:value-type="float">
            <text:p>-6.4381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517832258065" calcext:value-type="float">
            <text:p>-6.3551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629470967742" calcext:value-type="float">
            <text:p>-6.2662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787948387097" calcext:value-type="float">
            <text:p>-6.2378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80815483871" calcext:value-type="float">
            <text:p>-6.478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48048" calcext:value-type="float">
            <text:p>-6.79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173725" calcext:value-type="float">
            <text:p>-7.0417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01176" calcext:value-type="float">
            <text:p>-7.24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46575483871" calcext:value-type="float">
            <text:p>-6.514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354725" calcext:value-type="float">
            <text:p>-6.2835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3512" calcext:value-type="float">
            <text:p>-6.3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31425" calcext:value-type="float">
            <text:p>-6.3243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210116129032" calcext:value-type="float">
            <text:p>-6.5121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337987096774" calcext:value-type="float">
            <text:p>-6.1733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341825" calcext:value-type="float">
            <text:p>-6.0134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34216" calcext:value-type="float">
            <text:p>-6.24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1055" calcext:value-type="float">
            <text:p>-6.9401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06456" calcext:value-type="float">
            <text:p>-7.40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27974193548" calcext:value-type="float">
            <text:p>-7.7442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556827586207" calcext:value-type="float">
            <text:p>-7.76556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732258064516" calcext:value-type="float">
            <text:p>-7.3373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903025" calcext:value-type="float">
            <text:p>-6.7190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3424" calcext:value-type="float">
            <text:p>-6.3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1938" calcext:value-type="float">
            <text:p>-6.361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2344" calcext:value-type="float">
            <text:p>-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8816" calcext:value-type="float">
            <text:p>-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036025806452" calcext:value-type="float">
            <text:p>-6.5203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531122580645" calcext:value-type="float">
            <text:p>-6.4353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025058064516" calcext:value-type="float">
            <text:p>-6.3802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509952" calcext:value-type="float">
            <text:p>-6.755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608" calcext:value-type="float">
            <text:p>-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5262" calcext:value-type="float">
            <text:p>-5.525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892775" calcext:value-type="float">
            <text:p>-5.8989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13384" calcext:value-type="float">
            <text:p>-6.4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764283870968" calcext:value-type="float">
            <text:p>-5.9176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662666666667" calcext:value-type="float">
            <text:p>-5.6066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23512" calcext:value-type="float">
            <text:p>-5.50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517393548387" calcext:value-type="float">
            <text:p>-5.4351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54529032258" calcext:value-type="float">
            <text:p>-5.7885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7984" calcext:value-type="float">
            <text:p>-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654914285714" calcext:value-type="float">
            <text:p>-6.0265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605212903226" calcext:value-type="float">
            <text:p>-6.0460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77832258065" calcext:value-type="float">
            <text:p>-6.2027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194925" calcext:value-type="float">
            <text:p>-6.4519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018658064516" calcext:value-type="float">
            <text:p>-6.6301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48656" calcext:value-type="float">
            <text:p>-5.60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146825" calcext:value-type="float">
            <text:p>-5.6514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982545454545" calcext:value-type="float">
            <text:p>-6.569825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3016" calcext:value-type="float">
            <text:p>-7.1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266475" calcext:value-type="float">
            <text:p>-6.8426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83328" calcext:value-type="float">
            <text:p>-6.82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252258064516" calcext:value-type="float">
            <text:p>-7.0325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185109677419" calcext:value-type="float">
            <text:p>-7.4118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575525" calcext:value-type="float">
            <text:p>-7.1857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696" calcext:value-type="float">
            <text:p>-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78885" calcext:value-type="float">
            <text:p>-6.7278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420748387097" calcext:value-type="float">
            <text:p>-5.8142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059716129032" calcext:value-type="float">
            <text:p>-6.6705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78658064516" calcext:value-type="float">
            <text:p>-6.0967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362916129032" calcext:value-type="float">
            <text:p>-5.7836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49353846154" calcext:value-type="float">
            <text:p>-6.58649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7036" calcext:value-type="float">
            <text:p>-7.5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77628571429" calcext:value-type="float">
            <text:p>-7.19077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48015483871" calcext:value-type="float">
            <text:p>-6.9048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27856" calcext:value-type="float">
            <text:p>-6.7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033677419355" calcext:value-type="float">
            <text:p>-6.7503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82495483871" calcext:value-type="float">
            <text:p>-6.298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63045" calcext:value-type="float">
            <text:p>-6.2463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568696774194" calcext:value-type="float">
            <text:p>-6.565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7416" calcext:value-type="float">
            <text:p>-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9648" calcext:value-type="float">
            <text:p>-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89192" calcext:value-type="float">
            <text:p>-6.99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074709677419" calcext:value-type="float">
            <text:p>-6.9607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993848275862" calcext:value-type="float">
            <text:p>-6.75993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78296774194" calcext:value-type="float">
            <text:p>-6.5717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44595" calcext:value-type="float">
            <text:p>-6.724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03632" calcext:value-type="float">
            <text:p>-6.36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347793548387" calcext:value-type="float">
            <text:p>-6.3434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0456" calcext:value-type="float">
            <text:p>-6.1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65025" calcext:value-type="float">
            <text:p>-5.9646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067948387097" calcext:value-type="float">
            <text:p>-5.780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04456" calcext:value-type="float">
            <text:p>-5.80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9414" calcext:value-type="float">
            <text:p>-5.979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62136" calcext:value-type="float">
            <text:p>-5.9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564882758621" calcext:value-type="float">
            <text:p>-6.46564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201171428571" calcext:value-type="float">
            <text:p>-5.9720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362125" calcext:value-type="float">
            <text:p>-6.1136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34784516129" calcext:value-type="float">
            <text:p>-6.0034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39456" calcext:value-type="float">
            <text:p>-5.86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2813" calcext:value-type="float">
            <text:p>-5.742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5732" calcext:value-type="float">
            <text:p>-5.4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578475" calcext:value-type="float">
            <text:p>-5.135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862167741936" calcext:value-type="float">
            <text:p>-4.9986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08768" calcext:value-type="float">
            <text:p>-4.83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97365" calcext:value-type="float">
            <text:p>-4.7497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111138461538" calcext:value-type="float">
            <text:p>-5.551111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464468965517" calcext:value-type="float">
            <text:p>-5.39464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954075" calcext:value-type="float">
            <text:p>-5.4695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368774193548" calcext:value-type="float">
            <text:p>-5.2936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704851612903" calcext:value-type="float">
            <text:p>-4.9970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847174193548" calcext:value-type="float">
            <text:p>-4.7084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502503225806" calcext:value-type="float">
            <text:p>-4.4650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598425" calcext:value-type="float">
            <text:p>-4.4459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767974193548" calcext:value-type="float">
            <text:p>-4.4676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8596" calcext:value-type="float">
            <text:p>-4.7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605341935484" calcext:value-type="float">
            <text:p>-5.1960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34072" calcext:value-type="float">
            <text:p>-5.82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762" calcext:value-type="float">
            <text:p>-6.096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41020689655" calcext:value-type="float">
            <text:p>-5.79141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86425806452" calcext:value-type="float">
            <text:p>-5.5998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173264516129" calcext:value-type="float">
            <text:p>-5.4317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190632258065" calcext:value-type="float">
            <text:p>-5.3219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837832258065" calcext:value-type="float">
            <text:p>-5.2883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8112" calcext:value-type="float">
            <text:p>-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577548387097" calcext:value-type="float">
            <text:p>-5.4057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795561290323" calcext:value-type="float">
            <text:p>-5.6179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14544516129" calcext:value-type="float">
            <text:p>-5.8114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815122580645" calcext:value-type="float">
            <text:p>-6.2981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88258064516" calcext:value-type="float">
            <text:p>-6.864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533341935484" calcext:value-type="float">
            <text:p>-7.0553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202742857143" calcext:value-type="float">
            <text:p>-6.6420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564525" calcext:value-type="float">
            <text:p>-6.3056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11974193549" calcext:value-type="float">
            <text:p>-6.08311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46632258065" calcext:value-type="float">
            <text:p>-5.9924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276722580645" calcext:value-type="float">
            <text:p>-5.892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044774193548" calcext:value-type="float">
            <text:p>-6.0404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4268" calcext:value-type="float">
            <text:p>-5.9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955741935484" calcext:value-type="float">
            <text:p>-5.7995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60768" calcext:value-type="float">
            <text:p>-5.7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4525" calcext:value-type="float">
            <text:p>-5.72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0192" calcext:value-type="float">
            <text:p>-5.89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907425" calcext:value-type="float">
            <text:p>-6.3090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977057142857" calcext:value-type="float">
            <text:p>-6.21977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9432" calcext:value-type="float">
            <text:p>-5.8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4604" calcext:value-type="float">
            <text:p>-5.5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673142857143" calcext:value-type="float">
            <text:p>-5.4167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0416" calcext:value-type="float">
            <text:p>-5.3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660283870968" calcext:value-type="float">
            <text:p>-5.2166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375075" calcext:value-type="float">
            <text:p>-4.8637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816490322581" calcext:value-type="float">
            <text:p>-4.9081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62045" calcext:value-type="float">
            <text:p>-5.4462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95896" calcext:value-type="float">
            <text:p>-5.80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989103448276" calcext:value-type="float">
            <text:p>-5.95989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9468" calcext:value-type="float">
            <text:p>-5.6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54475" calcext:value-type="float">
            <text:p>-5.48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6276" calcext:value-type="float">
            <text:p>-5.2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076180645161" calcext:value-type="float">
            <text:p>-4.8907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709548387097" calcext:value-type="float">
            <text:p>-4.5370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358477419355" calcext:value-type="float">
            <text:p>-4.5435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985987096774" calcext:value-type="float">
            <text:p>-4.6798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951870967742" calcext:value-type="float">
            <text:p>-4.629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80725" calcext:value-type="float">
            <text:p>-4.9348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9776" calcext:value-type="float">
            <text:p>-5.6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49375" calcext:value-type="float">
            <text:p>-6.2364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96971428571" calcext:value-type="float">
            <text:p>-6.0169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54925" calcext:value-type="float">
            <text:p>-5.845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266374193548" calcext:value-type="float">
            <text:p>-5.4826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484438709677" calcext:value-type="float">
            <text:p>-5.3548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841290322581" calcext:value-type="float">
            <text:p>-5.368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527225806452" calcext:value-type="float">
            <text:p>-5.435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930348387097" calcext:value-type="float">
            <text:p>-5.4393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86145" calcext:value-type="float">
            <text:p>-5.6786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6008" calcext:value-type="float">
            <text:p>-5.9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042275" calcext:value-type="float">
            <text:p>-6.4304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376619354839" calcext:value-type="float">
            <text:p>-6.9537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81" calcext:value-type="float">
            <text:p>-7.6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501685714286" calcext:value-type="float">
            <text:p>-7.26501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32335483871" calcext:value-type="float">
            <text:p>-7.2083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484774193548" calcext:value-type="float">
            <text:p>-6.9548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4744" calcext:value-type="float">
            <text:p>-6.89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25675" calcext:value-type="float">
            <text:p>-7.0072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501522580645" calcext:value-type="float">
            <text:p>-7.1150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689496774194" calcext:value-type="float">
            <text:p>-7.0868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1365" calcext:value-type="float">
            <text:p>-7.111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82232" calcext:value-type="float">
            <text:p>-7.01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976575" calcext:value-type="float">
            <text:p>-7.2697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9864" calcext:value-type="float">
            <text:p>-7.0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945083870968" calcext:value-type="float">
            <text:p>-7.4294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835657142857" calcext:value-type="float">
            <text:p>-7.0983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07490909091" calcext:value-type="float">
            <text:p>-7.00707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376051612903" calcext:value-type="float">
            <text:p>-6.8837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7824" calcext:value-type="float">
            <text:p>-6.81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646193548387" calcext:value-type="float">
            <text:p>-6.5964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837083870968" calcext:value-type="float">
            <text:p>-6.4083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465212903226" calcext:value-type="float">
            <text:p>-6.2746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933066666667" calcext:value-type="float">
            <text:p>-6.1593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17656" calcext:value-type="float">
            <text:p>-6.2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965976470588" calcext:value-type="float">
            <text:p>-6.959659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823834482759" calcext:value-type="float">
            <text:p>-6.97823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95824" calcext:value-type="float">
            <text:p>-6.8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83632" calcext:value-type="float">
            <text:p>-6.8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75925" calcext:value-type="float">
            <text:p>-6.8367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83735" calcext:value-type="float">
            <text:p>-6.7983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37915" calcext:value-type="float">
            <text:p>-6.7137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204825" calcext:value-type="float">
            <text:p>-6.4820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3304" calcext:value-type="float">
            <text:p>-6.50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459709090909" calcext:value-type="float">
            <text:p>-6.62459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705490909091" calcext:value-type="float">
            <text:p>-6.84705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3368" calcext:value-type="float">
            <text:p>-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47854545455" calcext:value-type="float">
            <text:p>-6.022478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14503225807" calcext:value-type="float">
            <text:p>-5.8061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866735483871" calcext:value-type="float">
            <text:p>-5.388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965987096774" calcext:value-type="float">
            <text:p>-3.0796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0749090909091" calcext:value-type="float">
            <text:p>-0.220749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43145806451613" calcext:value-type="float">
            <text:p>0.03431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378225" calcext:value-type="float">
            <text:p>0.5437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5628" calcext:value-type="float">
            <text:p>0.32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5693818181818" calcext:value-type="float">
            <text:p>0.205693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64888" calcext:value-type="float">
            <text:p>-0.45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499" calcext:value-type="float">
            <text:p>-0.944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7160571428571" calcext:value-type="float">
            <text:p>-0.57716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0664516129032" calcext:value-type="float">
            <text:p>-0.40066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2665806451613" calcext:value-type="float">
            <text:p>-0.3126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45464" calcext:value-type="float">
            <text:p>-0.1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58472258064516" calcext:value-type="float">
            <text:p>-0.055847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03238709677419" calcext:value-type="float">
            <text:p>0.01032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9027870967742" calcext:value-type="float">
            <text:p>0.30902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7188903225806" calcext:value-type="float">
            <text:p>0.14718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14288" calcext:value-type="float">
            <text:p>0.6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01865" calcext:value-type="float">
            <text:p>0.7301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35192" calcext:value-type="float">
            <text:p>0.62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09138064516129" calcext:value-type="float">
            <text:p>0.010913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7788571428571" calcext:value-type="float">
            <text:p>0.26778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673290322581" calcext:value-type="float">
            <text:p>0.71667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8350193548387" calcext:value-type="float">
            <text:p>0.95835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5272" calcext:value-type="float">
            <text:p>1.19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57184516129" calcext:value-type="float">
            <text:p>1.065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090038709677" calcext:value-type="float">
            <text:p>1.2309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2155" calcext:value-type="float">
            <text:p>1.7242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718825" calcext:value-type="float">
            <text:p>1.8871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66856" calcext:value-type="float">
            <text:p>1.11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81375" calcext:value-type="float">
            <text:p>0.7958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2532387096774" calcext:value-type="float">
            <text:p>0.57253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954" calcext:value-type="float">
            <text:p>0.39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60353103448276" calcext:value-type="float">
            <text:p>-0.0460353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8308" calcext:value-type="float">
            <text:p>0.1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58175" calcext:value-type="float">
            <text:p>0.0825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6251096774194" calcext:value-type="float">
            <text:p>0.7062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113264516129" calcext:value-type="float">
            <text:p>0.6311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75664516129" calcext:value-type="float">
            <text:p>1.4327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9334" calcext:value-type="float">
            <text:p>1.529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8755" calcext:value-type="float">
            <text:p>1.468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23704" calcext:value-type="float">
            <text:p>0.9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690925" calcext:value-type="float">
            <text:p>0.4169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7269935483871" calcext:value-type="float">
            <text:p>0.10726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46050909090909" calcext:value-type="float">
            <text:p>-0.0846050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9490571428571" calcext:value-type="float">
            <text:p>0.16949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5138181818182" calcext:value-type="float">
            <text:p>0.355138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7917677419355" calcext:value-type="float">
            <text:p>0.12791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6915870967742" calcext:value-type="float">
            <text:p>0.93691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95563636364" calcext:value-type="float">
            <text:p>1.01895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0544" calcext:value-type="float">
            <text:p>1.0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810666666667" calcext:value-type="float">
            <text:p>0.72881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6764" calcext:value-type="float">
            <text:p>0.0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6844363636364" calcext:value-type="float">
            <text:p>-0.936844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38784516129" calcext:value-type="float">
            <text:p>-1.583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5585" calcext:value-type="float">
            <text:p>-1.4205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189048275862" calcext:value-type="float">
            <text:p>-1.04189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22625" calcext:value-type="float">
            <text:p>-0.6672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6760516129032" calcext:value-type="float">
            <text:p>-0.4067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92632" calcext:value-type="float">
            <text:p>-0.09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4681" calcext:value-type="float">
            <text:p>0.114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8705" calcext:value-type="float">
            <text:p>0.1068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9646451612903" calcext:value-type="float">
            <text:p>0.048964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72425" calcext:value-type="float">
            <text:p>0.0797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3267096774194" calcext:value-type="float">
            <text:p>0.04532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51345454545455" calcext:value-type="float">
            <text:p>-0.0951345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9714" calcext:value-type="float">
            <text:p>-0.75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209142857143" calcext:value-type="float">
            <text:p>-0.51220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500925" calcext:value-type="float">
            <text:p>-0.4550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1127225806452" calcext:value-type="float">
            <text:p>-0.3911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92018064516129" calcext:value-type="float">
            <text:p>0.029201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4453161290323" calcext:value-type="float">
            <text:p>0.18445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9905" calcext:value-type="float">
            <text:p>0.3049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422709677419" calcext:value-type="float">
            <text:p>0.43242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040975" calcext:value-type="float">
            <text:p>0.2304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837677419355" calcext:value-type="float">
            <text:p>0.24983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539636363636" calcext:value-type="float">
            <text:p>-0.103539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8776" calcext:value-type="float">
            <text:p>-0.4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85163636364" calcext:value-type="float">
            <text:p>-1.07585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954206896552" calcext:value-type="float">
            <text:p>-0.999954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74855" calcext:value-type="float">
            <text:p>-1.2174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9968" calcext:value-type="float">
            <text:p>-0.7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03445" calcext:value-type="float">
            <text:p>-0.4703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8095272727273" calcext:value-type="float">
            <text:p>-0.208095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174075" calcext:value-type="float">
            <text:p>-0.2117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999272727273" calcext:value-type="float">
            <text:p>-0.582999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1566193548387" calcext:value-type="float">
            <text:p>-0.7815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568825" calcext:value-type="float">
            <text:p>-1.3156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97525" calcext:value-type="float">
            <text:p>-1.7069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61745454545" calcext:value-type="float">
            <text:p>-1.60361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960057142857" calcext:value-type="float">
            <text:p>-1.0496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9622709677419" calcext:value-type="float">
            <text:p>-0.88962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4961806451613" calcext:value-type="float">
            <text:p>-0.3949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7674580645161" calcext:value-type="float">
            <text:p>-0.24767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31752258064516" calcext:value-type="float">
            <text:p>-0.013175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757935483871" calcext:value-type="float">
            <text:p>0.20175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2353548387097" calcext:value-type="float">
            <text:p>-0.027235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1496" calcext:value-type="float">
            <text:p>0.00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8252" calcext:value-type="float">
            <text:p>-0.23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6465806451613" calcext:value-type="float">
            <text:p>-0.2364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178857142857" calcext:value-type="float">
            <text:p>-0.17917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313081330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56" meta:object-count="0"/>
    <meta:user-defined meta:name="AppVersion">3.0</meta:user-defined>
  </office:meta>
</office:document-meta>
</file>